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EHRUNG ZUR GARTENNUTZUNG, ZUM GRILLEN UND ZU OFFENEM FEUER</text:p>
      <text:p text:style-name="P2">Ergänzung zum Wohnraummietvertrag und zur Hausordnung</text:p>
      <text:p text:style-name="Standard"/>
      <text:p text:style-name="Standard">Der Mieter wurde darüber belehrt, dass der Garten nicht Bestandteil der Mietsache ist. Eine Nutzung kann durch den Vermieter widerruflich gestattet werden. Ein Anspruch auf Gartennutzung besteht nicht.</text:p>
      <text:p text:style-name="Standard"/>
      <text:p text:style-name="P3">1. Gartennutzung</text:p>
      <text:p text:style-name="Standard">Sofern dem Mieter die Nutzung des Gartens gestattet wird, erfolgt diese ausschließlich auf eigene Gefahr und in eigener Verantwortung des Mieters.</text:p>
      <text:p text:style-name="Standard">Der Mieter haftet für sämtliche Schäden, die durch ihn, seine Haushaltsangehörigen oder Besucher im Garten verursacht werden.</text:p>
      <text:p text:style-name="Standard"/>
      <text:p text:style-name="P3">2. Grillen und offenes Feuer</text:p>
      <text:p text:style-name="Standard">Grillen sowie der Umgang mit offenem Feuer erfolgen auf eigene Gefahr und in eigener Verantwortung des Mieters.</text:p>
      <text:p text:style-name="Standard">Dabei sind sämtliche gesetzlichen Vorschriften, örtlichen Bestimmungen sowie Brandschutz- und Sicherheitsregeln einzuhalten.</text:p>
      <text:p text:style-name="Standard">Belästigungen oder Gefährdungen anderer Hausbewohner sind zu vermeiden. Der Mieter haftet für alle Schäden und Folgeschäden, die durch Grillen oder offenes Feuer entstehen.</text:p>
      <text:p text:style-name="Standard"/>
      <text:p text:style-name="P3">3. Widerruf der Nutzung</text:p>
      <text:p text:style-name="Standard">Bei Verstößen gegen diese Belehrung, gegen die Hausordnung oder bei Gefährdung von Personen oder Sachen kann der Vermieter die Gestattung der Gartennutzung sowie des Grillens jederzeit mit sofortiger Wirkung widerruf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4-03T15:40:28.49</dc:date>
    <meta:editing-duration>PT10S</meta:editing-duration>
    <meta:generator>OpenOffice/4.1.15$Win32 OpenOffice.org_project/4115m2$Build-9813</meta:generator>
    <meta:document-statistic meta:table-count="0" meta:image-count="0" meta:object-count="0" meta:page-count="1" meta:paragraph-count="12" meta:word-count="174" meta:character-count="12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